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4806" officeooo:paragraph-rsid="00154806"/>
    </style:style>
    <style:style style:name="P2" style:family="paragraph" style:parent-style-name="Standard">
      <style:text-properties fo:font-size="15pt" fo:font-weight="bold" officeooo:rsid="00154806" officeooo:paragraph-rsid="0015480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officeooo:rsid="00154806" officeooo:paragraph-rsid="00154806" style:font-size-asian="15pt" style:font-size-complex="15pt"/>
    </style:style>
    <style:style style:name="P4" style:family="paragraph" style:parent-style-name="Standard">
      <style:text-properties fo:font-size="15pt" officeooo:paragraph-rsid="00154806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officeooo:paragraph-rsid="00154806"/>
    </style:style>
    <style:style style:name="P6" style:family="paragraph" style:parent-style-name="Standard">
      <style:paragraph-properties fo:text-align="start" style:justify-single-word="false"/>
      <style:text-properties officeooo:paragraph-rsid="0015625f"/>
    </style:style>
    <style:style style:name="P7" style:family="paragraph" style:parent-style-name="Standard">
      <style:paragraph-properties fo:text-align="start" style:justify-single-word="false"/>
      <style:text-properties officeooo:rsid="0015625f" officeooo:paragraph-rsid="0015625f"/>
    </style:style>
    <style:style style:name="P8" style:family="paragraph" style:parent-style-name="Standard">
      <style:paragraph-properties fo:text-align="start" style:justify-single-word="false"/>
      <style:text-properties officeooo:rsid="0016e544" officeooo:paragraph-rsid="0016e544"/>
    </style:style>
    <style:style style:name="T1" style:family="text">
      <style:text-properties officeooo:rsid="00154806"/>
    </style:style>
    <style:style style:name="T2" style:family="text">
      <style:text-properties fo:font-weight="bold" officeooo:rsid="00154806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154806" style:font-size-asian="15pt" style:font-size-complex="15pt"/>
    </style:style>
    <style:style style:name="T5" style:family="text">
      <style:text-properties fo:font-size="15pt" officeooo:rsid="0016e544" style:font-size-asian="15pt" style:font-size-complex="15pt"/>
    </style:style>
    <style:style style:name="T6" style:family="text">
      <style:text-properties fo:font-size="15pt" officeooo:rsid="001858f0" style:font-size-asian="15pt" style:font-size-complex="15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154806" style:font-size-asian="15pt" style:font-weight-asian="bold" style:font-size-complex="15pt" style:font-weight-complex="bold"/>
    </style:style>
    <style:style style:name="T9" style:family="text">
      <style:text-properties fo:font-size="15pt" fo:font-style="italic" style:font-size-asian="15pt" style:font-style-asian="italic" style:font-size-complex="15pt" style:font-style-complex="italic"/>
    </style:style>
    <style:style style:name="T10" style:family="text">
      <style:text-properties fo:font-size="15pt" fo:font-style="italic" officeooo:rsid="001858f0" style:font-size-asian="15pt" style:font-style-asian="italic" style:font-size-complex="15pt" style:font-style-complex="italic"/>
    </style:style>
    <style:style style:name="T11" style:family="text">
      <style:text-properties fo:font-size="15pt" fo:font-style="italic" officeooo:rsid="0016e544" style:font-size-asian="15pt" style:font-style-asian="italic" style:font-size-complex="15pt" style:font-style-complex="italic"/>
    </style:style>
    <style:style style:name="T12" style:family="text">
      <style:text-properties style:font-name="Liberation Serif" fo:font-size="15pt" style:font-size-asian="15pt" style:font-size-complex="15pt"/>
    </style:style>
    <style:style style:name="T13" style:family="text">
      <style:text-properties style:font-name="Liberation Serif" fo:font-size="15pt" officeooo:rsid="00154806" style:font-size-asian="15pt" style:font-size-complex="15pt"/>
    </style:style>
    <style:style style:name="T14" style:family="text">
      <style:text-properties style:font-name="Liberation Serif" fo:font-size="15pt" fo:font-weight="bold" officeooo:rsid="00154806" style:font-size-asian="15pt" style:font-weight-asian="bold" style:font-size-complex="15pt" style:font-weight-complex="bold"/>
    </style:style>
    <style:style style:name="T15" style:family="text">
      <style:text-properties style:font-name="Liberation Serif" fo:font-size="15pt" fo:font-style="italic" style:font-size-asian="15pt" style:font-style-asian="italic" style:font-size-complex="15pt" style:font-style-complex="italic"/>
    </style:style>
    <style:style style:name="T16" style:family="text">
      <style:text-properties fo:color="#000000" fo:font-size="15pt" style:text-underline-style="none" officeooo:rsid="0015625f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LOSSARIO</text:p>
      <text:p text:style-name="P3"/>
      <text:p text:style-name="P4"><text:span text:style-name="T2">Arduino</text:span><text:span text:style-name="T1">: </text:span>Arduino è una scheda elettronica di piccole dimensioni con un microcontrollore e circuiteria di contorno, utile per creare rapidamente prototipi a scopi didattici.<text:span text:style-name="T1"> </text:span></text:p>
      <text:p text:style-name="P4"/>
      <text:p text:style-name="P5"><text:span text:style-name="T8">BreadBoard</text:span><text:span text:style-name="T4">: </text:span><text:span text:style-name="T12">Una bread board è uno strumento utilizzato per creare prototipi di circuiti elettrici.<text:line-break/>Essa consiste in una base in plastica con numerosi fori nei quali inserire i reofori. Questi vengono fermati meccanicamente e collegati elettricamente mediante delle clip metalliche. La distanza tra i fori è tipicamente di 2,54 mm, per la compatibilità con i circuiti integrati nel </text:span><text:span text:style-name="T15">package</text:span><text:span text:style-name="T12"> "</text:span><text:span text:style-name="T15">dual in line</text:span><text:span text:style-name="T12">" (DIPs).</text:span></text:p>
      <text:p text:style-name="P5"/>
      <text:p text:style-name="P5"><text:span text:style-name="T14">Potenziometro</text:span><text:span text:style-name="T13">: </text:span><text:span text:style-name="T3">Il potenziometro è un dispositivo elettrico equivalente ad un partitore di tensione resistivo variabile.<text:line-break/>Il potenziometro è costituito da un cilindro isolante su cui è fittamente avvolto un filo metallico con resistività opportuna, le due estremità sono connesse a due morsetti. <text:line-break/>Longitudinalmente al cilindro e da un'estremità all'altra, scorre un cursore recante un contatto strisciante sul filo, a sua volta collegato ad un morsetto.</text:span></text:p>
      <text:p text:style-name="P5"/>
      <text:p text:style-name="P6"><text:span text:style-name="T8">Resistenza</text:span><text:span text:style-name="T1">: </text:span><text:span text:style-name="T4">Essa</text:span><text:span text:style-name="T1"> </text:span><text:span text:style-name="T16">è un tipo di componente elettrico destinato a fornire una specifica resitenza elettrica al passaggio di una tensione.</text:span></text:p>
      <text:p text:style-name="P1"/>
      <text:p text:style-name="P5"><text:span text:style-name="T8">Fotoresistenza</text:span><text:span text:style-name="T4">: </text:span><text:span text:style-name="T3">La fotoresistenza è un componente elettronico la cui resistenza è inversamente proporzionale alla quantità di luce che lo colpisce.<text:line-break/>Con un fotoresistore è possibile realizzare una sorta di potenziometro, attuabile tramite la luce anziché tramite forze meccaniche o segnali elettrici, che può essere integrato in dispositivi informatici.</text:span></text:p>
      <text:p text:style-name="P5"/>
      <text:p text:style-name="P7"><text:span text:style-name="T8">A</text:span><text:span text:style-name="T7">udio Socket</text:span><text:span text:style-name="T3">: </text:span><text:span text:style-name="T9">L'Audio Socket</text:span><text:span text:style-name="T3"> è un dispositivo funzionale all'uscita </text:span><text:span text:style-name="T9">output</text:span><text:span text:style-name="T3"> del suono </text:span><text:span text:style-name="T5">composto da due pin e un foro centrale al cui interno verrà inserito il </text:span><text:span text:style-name="T11">jack</text:span><text:span text:style-name="T5"> audio da 3,5mm.</text:span></text:p>
      <text:p text:style-name="P7"/>
      <text:p text:style-name="P8"><text:span text:style-name="T7">Codice Sorgente</text:span><text:span text:style-name="T3">: Il codice sorgente in informatica, è il testo di un algoritmo di un programma scritto in un linguaggio di programmazione. </text:span></text:p>
      <text:p text:style-name="P8"><text:span text:style-name="T3">Il sorgente scritto dovrà essere opportunamente elaborato per arrivare a un programma eseguibile dal processore ponendosi dunque come punto di partenza dell'intero processo che porta all'esecuzione del programma stesso da parte di uno specifico </text:span><text:span text:style-name="T9">hardware</text:span><text:span text:style-name="T3">.</text:span></text:p>
      <text:p text:style-name="P8"/>
      <text:p text:style-name="P8"><text:span text:style-name="T7">SDK</text:span><text:span text:style-name="T3">:</text:span><text:span text:style-name="T9"> </text:span><text:span text:style-name="T10">S</text:span><text:span text:style-name="T9">oftware</text:span><text:span text:style-name="T3"> </text:span><text:span text:style-name="T9">development kit</text:span><text:span text:style-name="T3"> (traducibile in italiano come "pacchetto di sviluppo per applicazioni"), in informatica, indica genericamente un insieme di </text:span><text:soft-page-break/><text:span text:style-name="T3">strumenti per lo sviluppo di un </text:span><text:span text:style-name="T9">software</text:span><text:span text:style-name="T3">.</text:span></text:p>
      <text:p text:style-name="P8"/>
      <text:p text:style-name="P8"><text:span text:style-name="T7">Wiring</text:span><text:span text:style-name="T3">: Esso è il linguaggio di sviluppo utilizzato per la programzzione del microcontrollore (Arduino). Utilizza delle </text:span><text:span text:style-name="T9">API </text:span><text:span text:style-name="T6">(</text:span><text:span text:style-name="T10">Application Program Interface</text:span><text:span text:style-name="T6">)</text:span><text:span text:style-name="T3"> e delle librerie derivate dal C/C++ che ne facilitano l'utilizzo e la scrittura di un software più o meno complesso. </text:span></text:p>
      <text:p text:style-name="P8"/>
      <text:p text:style-name="P8"><text:span text:style-name="T3"/></text:p>
      <text:p text:style-name="P8"/>
      <text:p text:style-name="P8"><text:span text:style-name="T3"/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9:48:51.048363619</meta:creation-date>
    <dc:date>2016-03-16T10:53:37.708112608</dc:date>
    <meta:editing-duration>PT19M5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2" meta:paragraph-count="11" meta:word-count="375" meta:character-count="2568" meta:non-whitespace-character-count="2200"/>
  </office:meta>
</office:document-meta>
</file>